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13cf67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fo:language="es" fo:country="ES" officeooo:rsid="002a58ee"/>
    </style:style>
    <style:style style:name="P12" style:family="paragraph" style:parent-style-name="Text_20_body">
      <style:paragraph-properties fo:text-align="justify" style:justify-single-word="false"/>
      <style:text-properties fo:language="es" fo:country="ES" officeooo:rsid="002a58ee" officeooo:paragraph-rsid="002a58ee"/>
    </style:style>
    <style:style style:name="P13" style:family="paragraph" style:parent-style-name="Text_20_body">
      <style:text-properties officeooo:paragraph-rsid="0030e7bb"/>
    </style:style>
    <style:style style:name="P14" style:family="paragraph" style:parent-style-name="Text_20_body">
      <style:text-properties officeooo:rsid="002c4987" officeooo:paragraph-rsid="0030e7bb"/>
    </style:style>
    <style:style style:name="P15" style:family="paragraph" style:parent-style-name="Text_20_body">
      <style:text-properties officeooo:paragraph-rsid="002c4987"/>
    </style:style>
    <style:style style:name="P16" style:family="paragraph" style:parent-style-name="Text_20_body">
      <style:text-properties officeooo:rsid="00363cf6" officeooo:paragraph-rsid="00363cf6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Notas_20_Informativas">
      <style:text-properties fo:font-weight="normal" officeooo:paragraph-rsid="00353671" style:font-weight-asian="normal" style:font-weight-complex="normal"/>
    </style:style>
    <style:style style:name="P25" style:family="paragraph" style:parent-style-name="Text_20_body">
      <style:text-properties style:font-name="Calibri1" fo:language="es" fo:country="ES" officeooo:rsid="00363cf6" officeooo:paragraph-rsid="00363cf6"/>
    </style:style>
    <style:style style:name="P26" style:family="paragraph" style:parent-style-name="Titulo" style:master-page-name="Standard">
      <style:paragraph-properties style:page-number="auto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Heading_20_1">
      <style:text-properties officeooo:rsid="0014c507" officeooo:paragraph-rsid="002a58ee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4987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/>
    </style:style>
    <style:style style:name="T10" style:family="text">
      <style:text-properties style:font-name="Calibri1" fo:font-size="12pt" style:font-size-asian="12pt" style:font-size-complex="12pt"/>
    </style:style>
    <style:style style:name="T11" style:family="text">
      <style:text-properties style:font-name="Calibri1" fo:font-size="12pt" officeooo:rsid="0013cf67" style:font-size-asian="12pt" style:font-size-complex="12pt"/>
    </style:style>
    <style:style style:name="T12" style:family="text">
      <style:text-properties style:font-name="Calibri1" fo:language="es" fo:country="ES"/>
    </style:style>
    <style:style style:name="T13" style:family="text">
      <style:text-properties style:font-name="Calibri1" fo:language="es" fo:country="ES" officeooo:rsid="002c4987"/>
    </style:style>
    <style:style style:name="T14" style:family="text">
      <style:text-properties style:font-name="Calibri1" fo:language="es" fo:country="ES" officeooo:rsid="0030e7bb"/>
    </style:style>
    <style:style style:name="T15" style:family="text">
      <style:text-properties style:font-name="Calibri1" fo:language="es" fo:country="ES" officeooo:rsid="00363cf6"/>
    </style:style>
    <style:style style:name="T16" style:family="text">
      <style:text-properties style:font-name="Calibri1" fo:font-weight="bold" style:font-weight-asian="bold" style:font-weight-complex="bold"/>
    </style:style>
    <style:style style:name="T17" style:family="text">
      <style:text-properties style:font-name="Calibri1" officeooo:rsid="0014c507"/>
    </style:style>
    <style:style style:name="T18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20" style:family="text">
      <style:text-properties fo:text-transform="uppercase" fo:color="#336633" style:font-name="Calibri1" fo:font-size="24pt" fo:font-weight="bold" officeooo:rsid="00301b2a" style:font-size-asian="24pt" style:font-weight-asian="bold" style:font-size-complex="24pt" style:font-weight-complex="bold"/>
    </style:style>
    <style:style style:name="T21" style:family="text">
      <style:text-properties fo:text-transform="uppercase" fo:color="#336633" style:font-name="Calibri1" fo:font-size="24pt" fo:font-weight="bold" officeooo:rsid="0033431a" style:font-size-asian="24pt" style:font-weight-asian="bold" style:font-size-complex="24pt" style:font-weight-complex="bold"/>
    </style:style>
    <style:style style:name="T22" style:family="text">
      <style:text-properties fo:text-transform="uppercase" fo:color="#336633" style:font-name="Calibri1" fo:font-size="24pt" fo:font-weight="bold" officeooo:rsid="0037b0bb" style:font-size-asian="24pt" style:font-weight-asian="bold" style:font-size-complex="24pt" style:font-weight-complex="bold"/>
    </style:style>
    <style:style style:name="T23" style:family="text">
      <style:text-properties fo:language="es" fo:country="ES" officeooo:rsid="002a58ee"/>
    </style:style>
    <style:style style:name="T24" style:family="text">
      <style:text-properties fo:language="es" fo:country="ES" officeooo:rsid="002c4987"/>
    </style:style>
    <style:style style:name="T25" style:family="text">
      <style:text-properties fo:language="es" fo:country="ES" officeooo:rsid="002c774b"/>
    </style:style>
    <style:style style:name="T26" style:family="text">
      <style:text-properties fo:language="es" fo:country="ES" officeooo:rsid="002dad68"/>
    </style:style>
    <style:style style:name="T27" style:family="text">
      <style:text-properties officeooo:rsid="002d838f"/>
    </style:style>
    <style:style style:name="T28" style:family="text">
      <style:text-properties officeooo:rsid="002f82cb"/>
    </style:style>
    <style:style style:name="T29" style:family="text">
      <style:text-properties officeooo:rsid="00301b2a"/>
    </style:style>
    <style:style style:name="T30" style:family="text">
      <style:text-properties officeooo:rsid="0037b0b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8" text:name="NumeroTema"/>
        <text:user-field-decl office:value-type="string" office:string-value="Almacenamiento Javascrip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7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22">UD</text:span><text:span text:style-name="T18"> </text:span><text:span text:style-name="T20">0</text:span><text:span text:style-name="T21">8</text:span><text:span text:style-name="T18"> – </text:span><text:span text:style-name="T19">ACTIVIDAD 1 (No evaluable)</text:span><text:span text:style-name="T18">.</text:span></text:p>
      <text:p text:style-name="P7"><text:user-field-get text:name="Tema">Almacenamiento Javascript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0">Sergio García Barea</text:p>
      <text:p text:style-name="P19"><text:span text:style-name="T7"><text:s/></text:span><text:a xlink:type="simple" xlink:href="mailto:mail@ceedcv.e" text:style-name="Internet_20_link" text:visited-style-name="Visited_20_Internet_20_Link"><text:span text:style-name="T11">sergio.garcia</text:span></text:a><text:a xlink:type="simple" xlink:href="mailto:mail@ceedcv.e" text:style-name="Internet_20_link" text:visited-style-name="Visited_20_Internet_20_Link"><text:span text:style-name="T10">@ceedcv.e</text:span></text:a><text:span text:style-name="T8">s</text:span></text:p>
      <text:p text:style-name="P22">201<text:span text:style-name="T30">9</text:span>/20<text:span text:style-name="T30">20</text:span></text:p>
      <text:p text:style-name="P21"><text:tab/><text:tab/><text:tab/><text:tab/><text:tab/><text:tab/><text:tab/><text:tab/><text:tab/><text:tab/>Versión:<text:date style:data-style-name="N104" text:date-value="2019-10-11T12:07:27.002315428">191011</text:date>.<text:time style:data-style-name="N105" text:time-value="2019-10-11T12:07:27.002463159">1207</text:time> </text:p>
      <text:p text:style-name="P3"><text:soft-page-break/></text:p>
      <text:p text:style-name="Standard"/>
      <text:p text:style-name="Standard"/>
      <text:p text:style-name="P10">Licencia</text:p>
      <text:p text:style-name="Standard"/>
      <text:p text:style-name="P18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7"/>
      <text:p text:style-name="Notas_20_Informativas"><text:span text:style-name="T3"> </text:span>Atención</text:p>
      <text:p text:style-name="P17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Boletín de ejercicios<text:tab/>3</text:p>
        </text:index-body>
      </text:table-of-content>
      <text:p text:style-name="Standard"/>
      <text:p text:style-name="P26">UD0<text:user-field-get text:name="NumeroTema">8</text:user-field-get>. <text:user-field-get text:name="Tema">Almacenamiento Javascript</text:user-field-get></text:p>
      <text:p text:style-name="Titulo"/>
      <text:h text:style-name="P28" text:outline-level="1">Boletín de ejercicios</text:h>
      <text:p text:style-name="P24"><text:span text:style-name="T4"> </text:span><text:span text:style-name="T17">Intenta hacer los programas por ti mismo, bien comentados y sin mirar código de otros. Te ayudará a aprender muchísimo :)</text:span></text:p>
      <text:p text:style-name="P15"><text:span text:style-name="T16">1)</text:span><text:span text:style-name="T9"> </text:span><text:span text:style-name="T13">Medita si usando Javascript en una página remota (por ejemplo mediante un fallo de seguridad XSS </text:span><text:a xlink:type="simple" xlink:href="https://es.wikipedia.org/wiki/Cross-site_scripting" text:style-name="Internet_20_link" text:visited-style-name="Visited_20_Internet_20_Link">https://es.wikipedia.org/wiki/Cross-site_scripting</text:a><text:span text:style-name="T13">) y las funciones de acceso a cookies/</text:span><text:span text:style-name="T15">LocalStorage</text:span><text:span text:style-name="T13">, se podría robar </text:span><text:span text:style-name="T15">información de </text:span><text:span text:style-name="T13">cookies/</text:span><text:span text:style-name="T15">LocalStorage por parte de</text:span><text:span text:style-name="T13"> un tercero. ¿Como podría hacerse? </text:span><text:span text:style-name="T14">Comparte tu respuesta en el foro.</text:span></text:p>
      <text:p text:style-name="P16"><text:span text:style-name="T14">A</text:span><text:span text:style-name="T12">lgunos enlaces útiles:</text:span></text:p>
      <text:p text:style-name="P16"><text:a xlink:type="simple" xlink:href="http://michael-coates.blogspot.com/2010/07/html5-local-storage-and-xss.html" text:style-name="Internet_20_link" text:visited-style-name="Visited_20_Internet_20_Link"><text:span text:style-name="T12">http://michael-coates.blogspot.com/2010/07/html5-local-storage-and-xss.html</text:span></text:a></text:p>
      <text:p text:style-name="P16"><text:a xlink:type="simple" xlink:href="https://null-byte.wonderhowto.com/how-to/write-xss-cookie-stealer-javascript-steal-passwords-0180833/" text:style-name="Internet_20_link" text:visited-style-name="Visited_20_Internet_20_Link"><text:span text:style-name="T12">https://null-byte.wonderhowto.com/how-to/write-xss-cookie-stealer-javascript-steal-passwords-0180833/</text:span></text:a></text:p>
      <text:p text:style-name="P25">Si encuentras enlaces interesantes sobre el tema… ¡ Compartelos en el foro !</text:p>
      <text:p text:style-name="P14"><text:span text:style-name="T5">2)</text:span> Haz una Web que almacene en una cookie el numero de visitas que has realizado, incrementado el valor del número de visitas a cada visita realizada. La web debe tener una interfaz para visualizar el contenido de la cookie y para eliminar la cookie. <text:span text:style-name="T28">¿Sería más sencillo y potente hacerlo con localStorage? </text:span><text:span text:style-name="T14">Comparte tu respuesta en el foro.</text:span></text:p>
      <text:p text:style-name="P13"><text:span text:style-name="T6">3</text:span><text:span text:style-name="T5">) </text:span><text:span text:style-name="T24">Utilizando el ejemplo del objeto Hotel de la unidad </text:span><text:span text:style-name="T25">didáctica</text:span><text:span text:style-name="T24"> </text:span><text:span text:style-name="T26">de programación orientada a objetos</text:span><text:span text:style-name="T23">. </text:span>Crea una interfaz Web para crear esos objetos <text:span text:style-name="T27">y</text:span> visualizarlos.</text:p>
      <text:p text:style-name="P13">Haz que se guarden permanentemente mediante localStorage <text:span text:style-name="T29">y el formato JSON.</text:span></text:p>
      <text:p text:style-name="P11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8" text:name="NumeroTema"/>
          <text:user-field-decl office:value-type="string" office:string-value="Almacenamiento Javascript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Almacenamiento Javascript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1H26M7S</meta:editing-duration>
    <meta:editing-cycles>30</meta:editing-cycles>
    <meta:generator>LibreOffice/6.3.1.2$Linux_X86_64 LibreOffice_project/30$Build-2</meta:generator>
    <dc:title>Plantilla CEED</dc:title>
    <dc:date>2019-10-11T12:07:26.864091484</dc:date>
    <meta:print-date>2016-12-04T13:33:08.142000000</meta:print-date>
    <meta:document-statistic meta:table-count="0" meta:image-count="2" meta:object-count="0" meta:page-count="3" meta:paragraph-count="32" meta:word-count="301" meta:character-count="2173" meta:non-whitespace-character-count="1883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